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Segoe Print" fo:font-size="12pt" officeooo:rsid="0015cbe8" officeooo:paragraph-rsid="0015cbe8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officeooo:rsid="001444d3" officeooo:paragraph-rsid="001444d3" style:font-size-asian="10.5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officeooo:rsid="001444d3" officeooo:paragraph-rsid="001444d3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1444d3" officeooo:paragraph-rsid="0015cbe8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1444d3" officeooo:paragraph-rsid="001444d3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1444d3" officeooo:paragraph-rsid="001682c0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22aea2" officeooo:paragraph-rsid="001444d3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1444d3" officeooo:paragraph-rsid="00183ed4" fo:background-color="transparent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01444d3" officeooo:paragraph-rsid="001444d3" fo:background-color="transparen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36pt" officeooo:rsid="001444d3" officeooo:paragraph-rsid="001444d3" style:font-size-asian="36pt" style:font-size-complex="36pt"/>
    </style:style>
    <style:style style:name="P11" style:family="paragraph" style:parent-style-name="Standard">
      <style:paragraph-properties fo:line-height="150%" fo:text-align="justify" style:justify-single-word="false" fo:break-before="page"/>
      <style:text-properties style:font-name="Segoe Print" fo:font-size="12pt" officeooo:rsid="0015cbe8" officeooo:paragraph-rsid="0015cbe8" style:font-size-asian="12pt" style:font-size-complex="12pt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Segoe Print" fo:font-size="12pt" officeooo:rsid="0015cbe8" officeooo:paragraph-rsid="0015cbe8" style:font-size-asian="12pt" style:font-size-complex="12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Segoe Print" fo:font-size="12pt" officeooo:rsid="0015cbe8" officeooo:paragraph-rsid="001c932b" style:font-size-asian="12pt" style:font-size-complex="12pt"/>
    </style:style>
    <style:style style:name="T1" style:family="text">
      <style:text-properties officeooo:rsid="00153fe8"/>
    </style:style>
    <style:style style:name="T2" style:family="text">
      <style:text-properties officeooo:rsid="001682c0"/>
    </style:style>
    <style:style style:name="T3" style:family="text">
      <style:text-properties officeooo:rsid="00183ed4"/>
    </style:style>
    <style:style style:name="T4" style:family="text">
      <style:text-properties officeooo:rsid="00198c82"/>
    </style:style>
    <style:style style:name="T5" style:family="text">
      <style:text-properties fo:font-style="italic" officeooo:rsid="00183ed4" style:font-style-asian="italic" style:font-style-complex="italic"/>
    </style:style>
    <style:style style:name="T6" style:family="text">
      <style:text-properties fo:font-style="italic" officeooo:rsid="0023cb48" style:font-style-asian="italic" style:font-style-complex="italic"/>
    </style:style>
    <style:style style:name="T7" style:family="text">
      <style:text-properties officeooo:rsid="001e7f70"/>
    </style:style>
    <style:style style:name="T8" style:family="text">
      <style:text-properties officeooo:rsid="002169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0">Tarefa – Sociologia</text:p>
      <text:p text:style-name="P3"/>
      <text:p text:style-name="P4">Educação → <text:span text:style-name="T1">No Brasil, mesmo havendo universidades muito boas como, por exemplo, a USP, a UNICAMP e a UFRJ, consideradas três das 10 melhores universidades da América Latina, não são todas as pessoas que possuem direito à educação como é possível comprovar a partir de uma pesquisa realizada pelo Instituto Brasileiro de Geografia e Estatística (IBGE), em 2019, na qual foi constatada a existência de 11 milhões de pessoas analfabetas. Além de que muitas escolas públicas brasileiras não possuem professores qualificados e condições adequadas de ensino, o que também atrapalha a formação acadêmica dos cidadãos.</text:span></text:p>
      <text:p text:style-name="P6"/>
      <text:p text:style-name="P6">Desigualdade <text:span text:style-name="T2">de cor</text:span> → <text:span text:style-name="T2"><text:s/>A desigualdade por cor está enraizada na sociedade desde o início da escravidão no país e pode ser percebida nos dias atuais a partir inclusive da comparação da quantidade de pessoas negras e pessoas brancas aceitas em universidades ou, até mesmo, que cursam escolas privadas. Já que, devido às discriminações sofridas pelos mesmos, a maioria dos negros não tiveram muitas oportunidades de emprego, o que dificultou para os mesmos o acesso às escolas privadas (um ensino de melhor qualidade) o que, consequentemente, dificultará a entrada destes estudantes em boas faculdade e, em razão disso, diminuirá as oportunidades de emprego. </text:span></text:p>
      <text:p text:style-name="P5"/>
      <text:p text:style-name="P8">Desigualdade <text:span text:style-name="T3">de gênero </text:span>→ <text:span text:style-name="T7">No Brasil, há ainda uma significativa diferença salarial entre homens e mulheres, como é possível perceber a partir de uma pesquisa realizada pelo IBGE na qual, em 2019, as mulheres receberam em média, apenas 77,7% do valor recebido pelos homens no mesmo cargo. Além de que, levando em consideração os cargos gerenciais, apenas 34,7% são exercidos por este gênero. </text:span></text:p>
      <text:p text:style-name="P8"/>
      <text:p text:style-name="P8">Desigualdade <text:span text:style-name="T3">econômica </text:span>→ <text:span text:style-name="T2"><text:s/>O Brasil é um país com uma grande diversividade tanto cultural quanto econômica, em 2019, por exemplo, haviam quase 52 milhões de pessoas na pobreza e uma faixa entre 13 e 23 milhões de pessoas abaixo do nível de pobreza (segundo, respectivamente, o IBGE e o FGV Social). Já em razão da crise econômica que atingiu o país e o resto do mundo a partir de 2020 devido à pandemia e do aumento do </text:span><text:soft-page-break/><text:span text:style-name="T2">número de desempregados, o número de pessoas vivendo abaixo do nível da pobreza chegou a quase 28 milhões.</text:span></text:p>
      <text:p text:style-name="P8"/>
      <text:p text:style-name="P9">Saúde → <text:span text:style-name="T8">No Brasil, diferentemente de muitos países do mundo, há a existência de um sistema de saúde gratuito para atender a camada da população que possui uma menor renda, o SUS (Sistema Único de Saúde). No entanto, atualmente, está havendo uma grande falta de medicamentos e itens básicos no mesmo em razão do COVID-19 e, em janeiro de 2021, em razão da grande demanda, houve um colapso nos hospitais de Manaus devido a falta de cilindros de oxigênio o que causou a morte de muitas pessoas. </text:span></text:p>
      <text:p text:style-name="P5"/>
      <text:p text:style-name="P5">Emprego <text:span text:style-name="T4">e a economia </text:span>→ <text:span text:style-name="T3">Em razão principalmente da pandemia, a taxa de desemprego aumentou de 11,9% em 2019, para 13,7% em 2021. Já que, com o </text:span><text:span text:style-name="T5">lockdo</text:span><text:span text:style-name="T6">w</text:span><text:span text:style-name="T5">n</text:span><text:span text:style-name="T3"> que ocorreu no ano de 2020, muitas empresas diminuíram drasticamente suas vendas e, consequentemente, precisaram demitir funcionários a fim de evitar a falência. Além desse drástico aumento no número de desempregados, como consequência deste fato, houve uma crise econômica que afetou o mundo inteiro, acompanhado por uma grande inflação.</text:span></text:p>
      <text:p text:style-name="P7"/>
      <text:p text:style-name="P5"/>
      <text:p text:style-name="P5"/>
      <text:p text:style-name="P11">REFERÊNCIAS</text:p>
      <text:p text:style-name="P1"/>
      <text:list xml:id="list3232419343" text:style-name="L1">
        <text:list-item>
          <text:p text:style-name="P12">https://agenciabrasil.ebc.com.br/educacao/noticia/2020-07/taxa-cai-levemente-mas-brasil-ainda-tem-11-milhoes-de-analfabetos</text:p>
        </text:list-item>
      </text:list>
      <text:p text:style-name="P1"/>
      <text:list xml:id="list193822852258252" text:continue-numbering="true" text:style-name="L1">
        <text:list-item>
          <text:p text:style-name="P13">https://vestibular.brasilescola.uol.com.br/estudar-no-exterior/as-10-melhores-universidades-da-america-latina.htm</text:p>
        </text:list-item>
      </text:list>
      <text:p text:style-name="P1"/>
      <text:list xml:id="list193824193344049" text:continue-numbering="true" text:style-name="L1">
        <text:list-item>
          <text:p text:style-name="P12">https://www.cnnbrasil.com.br/business/quase-28-milhoes-de-pessoas-vivem-abaixo-da-linha-da-pobreza-no-brasil/#:~:text=De%20acordo%20com%20a%20FGV,milh%C3%B5es%20de%20indiv%C3%ADduos%20nesta%20situa%C3%A7%C3%A3o.</text:p>
        </text:list-item>
      </text:list>
      <text:p text:style-name="P1"/>
      <text:list xml:id="list193823539830328" text:continue-numbering="true" text:style-name="L1">
        <text:list-item>
          <text:p text:style-name="P12">https://g1.globo.com/jornal-nacional/noticia/2020/11/12/ibge-brasil-tem-quase-52-milhoes-de-pessoas-na-pobreza-e-13-milhoes-na-extrema-pobreza.ghtml</text:p>
        </text:list-item>
      </text:list>
      <text:p text:style-name="P1"/>
      <text:list xml:id="list193824225262448" text:continue-numbering="true" text:style-name="L1">
        <text:list-item>
          <text:p text:style-name="P12">https://www.cnnbrasil.com.br/business/mulheres-ganham-77-7-dos-salarios-dos-homens-no-brasil-diz-ibge/</text:p>
        </text:list-item>
      </text:list>
      <text:p text:style-name="P1"/>
      <text:list xml:id="list193823569200284" text:continue-numbering="true" text:style-name="L1">
        <text:list-item>
          <text:p text:style-name="P12">https://www.cnnbrasil.com.br/business/desemprego-cai-para-121-mas-ainda-atinge-129-milhoes-de-brasileiros/#:~:text=Ao%20todo%2C%20o%20pa%C3%ADs%20tem,foi%20de%2014%2C6%2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3T19:14:47.419000000</meta:creation-date>
    <dc:date>2022-03-08T19:38:21.969000000</dc:date>
    <meta:editing-duration>PT6H24M28S</meta:editing-duration>
    <meta:editing-cycles>6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14" meta:word-count="535" meta:character-count="4065" meta:non-whitespace-character-count="3544"/>
  </office:meta>
</office:document-meta>
</file>